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start" style:justify-single-word="false"/>
      <style:text-properties officeooo:rsid="00148d94" officeooo:paragraph-rsid="00148d94"/>
    </style:style>
    <style:style style:name="P4" style:family="paragraph" style:parent-style-name="Heading_20_3">
      <style:paragraph-properties fo:margin-left="1.058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none" officeooo:rsid="00148d94" officeooo:paragraph-rsid="00148d9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48d94" officeooo:paragraph-rsid="00148d94" style:font-size-asian="12pt" style:font-size-complex="12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rsid="00148d94" officeooo:paragraph-rsid="00148d94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Liberation Serif" fo:font-size="12pt" style:text-underline-style="none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fo:color="#000000" style:font-name="Liberation Serif" fo:font-size="12pt" style:text-underline-style="none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Liberation Serif" fo:font-size="12pt" style:text-underline-style="none" style:font-size-asian="12pt" style:font-size-complex="12pt"/>
    </style:style>
    <style:style style:name="T7" style:family="text">
      <style:text-properties fo:color="#000000" style:font-name="Liberation Serif" fo:font-size="12pt" style:text-underline-style="non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de geografia</text:p>
      <text:p text:style-name="P5"/>
      <text:p text:style-name="P5"/>
      <text:p text:style-name="P8"><text:span text:style-name="T7">As </text:span><text:span text:style-name="Strong_20_Emphasis"><text:span text:style-name="T7">fontes de energia</text:span></text:span><text:span text:style-name="T7"> são recursos naturais ou artificiais utilizados pela sociedade para produção de algum tipo de energia. A energia, por sua vez, é utilizada para propiciar o deslocamento de veículos, gerar calor ou produzir eletricidade para os mais diversos fins.</text:span></text:p>
      <text:p text:style-name="P9">As fontes de energia também possuem relação com questões ambientais, pois, dependendo das formas de utilização dos recursos energéticos, graves impactos sobre a natureza podem ser ocasionados.</text:p>
      <text:p text:style-name="P7"><text:span text:style-name="T7">Conforme a capacidade natural de reposição de recursos, as fontes de energia podem ser classificadas em </text:span><text:a xlink:type="simple" xlink:href="https://brasilescola.uol.com.br/geografia/fontes-renovaveis-energia.htm" text:style-name="Internet_20_link" text:visited-style-name="Visited_20_Internet_20_Link"><text:span text:style-name="Strong_20_Emphasis">renováveis</text:span></text:a><text:span text:style-name="Strong_20_Emphasis"><text:span text:style-name="T7"> </text:span></text:span><text:span text:style-name="T7">e </text:span><text:a xlink:type="simple" xlink:href="https://brasilescola.uol.com.br/geografia/fontes-nao-renovaveis-energia.htm" text:style-name="Internet_20_link" text:visited-style-name="Visited_20_Internet_20_Link"><text:span text:style-name="Strong_20_Emphasis"><text:span text:style-name="T7">não renováveis</text:span></text:span></text:a><text:span text:style-name="T7">.</text:span></text:p>
      <text:h text:style-name="P1" text:outline-level="2"><text:span text:style-name="Strong_20_Emphasis"><text:span text:style-name="T7">Fontes renováveis de energia </text:span></text:span></text:h>
      <text:p text:style-name="P9">As fontes renováveis de energia, como o próprio nome indica, são aquelas que possuem a capacidade de serem repostas naturalmente, o que não significa que todas elas sejam inesgotáveis. Algumas delas, como o vento e a luz solar, são permanentes, mas outras, como a água, podem acabar, dependendo da forma como são usadas pelo ser humano. Vale lembrar que nem toda fonte renovável de energia é limpa, ou seja, está livre da emissão de poluentes ou de impactos ambientais em larga escala.</text:p>
      <text:h text:style-name="P4" text:outline-level="3"><text:span text:style-name="Strong_20_Emphasis"><text:span text:style-name="T7">→ Energia eólica</text:span></text:span></text:h>
      <text:p text:style-name="P7"><text:span text:style-name="T7">O vento é um recurso energético renovável e, portanto, inesgotável. Em algumas regiões do planeta, sua frequência e intensidade são suficientes para geração de eletricidade por meio de equipamentos específicos para essa função. Basicamente, os ventos ativam as turbinas dos </text:span><text:span text:style-name="Strong_20_Emphasis"><text:span text:style-name="T7">aerogeradores, fazendo com que</text:span></text:span><text:span text:style-name="T7"> os geradores convertam a energia mecânica produzida em energia elétrica.</text:span></text:p>
      <text:p text:style-name="P7"><text:span text:style-name="T7">Atualmente, a </text:span><text:a xlink:type="simple" xlink:href="https://brasilescola.uol.com.br/fisica/energia-eolica.htm" text:style-name="Internet_20_link" text:visited-style-name="Visited_20_Internet_20_Link">energia eólica</text:a><text:span text:style-name="T7"> não é tão difundida no mundo em razão do alto custo de seus equipamentos. Todavia, alguns países, como Estados Unidos, China e Alemanha, já vêm adotando esse recurso substancialmente. As principais vantagens dessa fonte de energia são a não emissão de poluentes na atmosfera e os baixos impactos ambientais.</text:span></text:p>
      <text:h text:style-name="P3" text:outline-level="3"><text:span text:style-name="Strong_20_Emphasis"><text:span text:style-name="T7">→ Energia solar</text:span></text:span></text:h>
      <text:p text:style-name="P7"><text:span text:style-name="T7">A </text:span><text:a xlink:type="simple" xlink:href="https://brasilescola.uol.com.br/geografia/energia-solar.htm" text:style-name="Internet_20_link" text:visited-style-name="Visited_20_Internet_20_Link">energia solar</text:a><text:span text:style-name="T7"> é o aproveitamento da luz do sol para gerar eletricidade e aquecer a água para uso. É também uma fonte inesgotável de energia, haja vista que o Sol – ao menos na sua configuração atual – existirá por bilhões de anos.</text:span></text:p>
      <text:p text:style-name="P9">Há duas formas de aproveitamento da energia solar: a fotovoltaica e a térmica. Na primeira forma, são utilizadas células específicas que empregam o “efeito fotoelétrico” para produzir eletricidade. A segunda forma, por sua vez, utiliza o aquecimento da água tanto para uso direto quanto para geração de vapor, que atuará em processos de ativação de geradores de energia. É importante lembrar que podem ser utilizados também outros tipos de líquidos.</text:p>
      <text:p text:style-name="P9">Em razão dos elevados custos, a energia solar ainda não é muito utilizada. Todavia, seu aproveitamento vem crescendo gradativamente, tanto com a instalação de placas em residências, indústrias e grandes empreendimentos quanto com a construção de usinas solares especificamente voltadas para a geração de energia elétrica.</text:p>
      <text:p text:style-name="P7"><text:soft-page-break/><text:span text:style-name="T7"/></text:p>
      <text:h text:style-name="P4" text:outline-level="3"><text:span text:style-name="Strong_20_Emphasis"><text:span text:style-name="T7">→ Energia hidrelétrica</text:span></text:span></text:h>
      <text:p text:style-name="P7"><text:span text:style-name="T7">A </text:span><text:a xlink:type="simple" xlink:href="https://brasilescola.uol.com.br/geografia/energia-hidreletrica.htm" text:style-name="Internet_20_link" text:visited-style-name="Visited_20_Internet_20_Link">energia hidrelétrica</text:a><text:span text:style-name="T7"> corresponde ao aproveitamento da água dos rios para movimentação das turbinas de eletricidade. No Brasil, essa é a principal fonte de energia elétrica, ao lado das termoelétricas, haja vista o grande potencial que o país possui em termos de disponibilidade de rios propícios para a geração de hidreletricidade.</text:span></text:p>
      <text:p text:style-name="P9">Nas usinas hidrelétricas, constroem-se barragens no leito do rio para represamento da água que será utilizada no processo de geração de eletricidade. Nesse caso, o mais aconselhável é que as barragens sejam construídas em rios que apresentem desníveis em seus terrenos a fim de diminuir a superfície inundada. Por isso, é mais recomendável a instalação dessas usinas em rios de planalto, embora também seja possível instalá-las em rios de planícies, porém com impactos ambientais maiores.</text:p>
      <text:h text:style-name="P4" text:outline-level="3"><text:span text:style-name="Strong_20_Emphasis"><text:span text:style-name="T7">→ Biomassa</text:span></text:span></text:h>
      <text:p text:style-name="P7"><text:span text:style-name="T7">A utilização da </text:span><text:a xlink:type="simple" xlink:href="https://brasilescola.uol.com.br/geografia/biomassa.htm" text:style-name="Internet_20_link" text:visited-style-name="Visited_20_Internet_20_Link">biomassa</text:a><text:span text:style-name="T7"> consiste na queima de substâncias de origem orgânica para produção de energia. Ocorre por meio da combustão de materiais como lenha, bagaço de cana e outros resíduos agrícolas, restos florestais e até excrementos de animais. É considerada uma fonte de energia renovável, porque o dióxido de carbono produzido durante a queima é utilizado pela própria vegetação na realização da fotossíntese. Isso significa que, desde que seja controlado, seu uso é sustentável por não alterar a macrocomposição da atmosfera terrestre.</text:span></text:p>
      <text:p text:style-name="P7"><text:span text:style-name="T7">Os </text:span><text:a xlink:type="simple" xlink:href="https://brasilescola.uol.com.br/geografia/biocombustiveis.htm" text:style-name="Internet_20_link" text:visited-style-name="Visited_20_Internet_20_Link"><text:span text:style-name="Strong_20_Emphasis"><text:span text:style-name="T7">biocombustíveis</text:span></text:span></text:a><text:span text:style-name="T7">, de certa forma, são considerados um tipo de biomassa, pois também são produzidos a partir de vegetais de origem orgânica para geração de combustíveis. O exemplo mais conhecido é o etanol produzido da cana-de-açúcar, mas podem existir outros compostos advindos de vegetais distintos, como a mamona, o milho e muitos outros.</text:span></text:p>
      <text:h text:style-name="P4" text:outline-level="3"><text:span text:style-name="Strong_20_Emphasis"><text:span text:style-name="T7">→ Energia das marés (maremotriz)</text:span></text:span></text:h>
      <text:p text:style-name="P7"><text:span text:style-name="T7">A </text:span><text:a xlink:type="simple" xlink:href="https://brasilescola.uol.com.br/geografia/energia-das-mares.htm" text:style-name="Internet_20_link" text:visited-style-name="Visited_20_Internet_20_Link">energia das marés</text:a><text:span text:style-name="T7"> – ou maremotriz – é o aproveitamento da subida e da descida das marés para produção de energia elétrica. Funciona de forma relativamente semelhante a de uma barragem comum. Além das barragens, são construídas eclusas e diques que permitem a entrada e a saída de água durante as cheias e as baixas das marés, propiciando a movimentação das turbinas.</text:span></text:p>
      <text:h text:style-name="P2" text:outline-level="2"><text:span text:style-name="Strong_20_Emphasis"><text:span text:style-name="T7">Fontes não renováveis de energia</text:span></text:span></text:h>
      <text:p text:style-name="P9">As fontes não renováveis de energia são aquelas que poderão esgotar-se em um futuro relativamente próximo. Alguns recursos energéticos, como o petróleo, possuem seu esgotamento estimado para algumas poucas décadas, o que eleva o caráter estratégico desses elementos.</text:p>
      <text:h text:style-name="P4" text:outline-level="3"><text:span text:style-name="Strong_20_Emphasis"><text:span text:style-name="T7">→ Combustíveis fósseis</text:span></text:span></text:h>
      <text:p text:style-name="P7"><text:span text:style-name="T7">A queima de </text:span><text:a xlink:type="simple" xlink:href="https://brasilescola.uol.com.br/geografia/combustiveis-fosseis.htm" text:style-name="Internet_20_link" text:visited-style-name="Visited_20_Internet_20_Link"><text:span text:style-name="Strong_20_Emphasis"><text:span text:style-name="T7">combustíveis fósseis</text:span></text:span></text:a><text:span text:style-name="T7"> pode ser empregada tanto para o deslocamento de veículos quanto para a produção de eletricidade em estações </text:span><text:a xlink:type="simple" xlink:href="https://brasilescola.uol.com.br/geografia/energia-termoeletrica.htm" text:style-name="Internet_20_link" text:visited-style-name="Visited_20_Internet_20_Link"><text:span text:style-name="Strong_20_Emphasis"><text:span text:style-name="T7">termoelétricas</text:span></text:span></text:a><text:span text:style-name="T7">. Os três tipos principais são </text:span><text:a xlink:type="simple" xlink:href="https://brasilescola.uol.com.br/geografia/petroleo.htm" text:style-name="Internet_20_link" text:visited-style-name="Visited_20_Internet_20_Link"><text:span text:style-name="Strong_20_Emphasis"><text:span text:style-name="T7">petróleo</text:span></text:span></text:a><text:span text:style-name="T7">, </text:span><text:a xlink:type="simple" xlink:href="https://brasilescola.uol.com.br/geografia/carvao-mineral-combustivel.htm" text:style-name="Internet_20_link" text:visited-style-name="Visited_20_Internet_20_Link"><text:span text:style-name="Strong_20_Emphasis"><text:span text:style-name="T7">carvão mineral</text:span></text:span></text:a><text:span text:style-name="T7"> e </text:span><text:a xlink:type="simple" xlink:href="https://brasilescola.uol.com.br/geografia/gas-natural.htm" text:style-name="Internet_20_link" text:visited-style-name="Visited_20_Internet_20_Link"><text:span text:style-name="Strong_20_Emphasis"><text:span text:style-name="T7">gás natural</text:span></text:span></text:a><text:span text:style-name="T7">, mas existem muitos outros, como a nafta e o xisto betuminoso.</text:span></text:p>
      <text:p text:style-name="P9"><text:soft-page-break/>Os combustíveis fósseis são as fontes de energia mais importantes e disputadas pela humanidade no momento. Segundo a Agência Internacional de Energia, cerca de 81,63% de toda a matriz energética global advém dos três principais combustíveis fósseis citados acima. Essas fontes representam 56,8% da matriz energética brasileira. Assim, muitos países dependem da exportação desses produtos, enquanto outros tomam medidas geopolíticas para consegui-los.</text:p>
      <text:p text:style-name="P9">Outra questão bastante discutida a respeito dos combustíveis fósseis refere-se aos altos índices de poluição gerados por sua queima. Muitos estudiosos apontam que eles são os principais responsáveis pela intensificação do efeito estufa e pelo agravamento dos problemas vinculados ao aquecimento global.</text:p>
      <text:h text:style-name="P4" text:outline-level="3"><text:span text:style-name="Strong_20_Emphasis"><text:span text:style-name="T7">→ Energia nuclear (atômica)</text:span></text:span></text:h>
      <text:p text:style-name="P7"><text:span text:style-name="T7">Na </text:span><text:a xlink:type="simple" xlink:href="https://brasilescola.uol.com.br/geografia/energia-nuclear.htm" text:style-name="Internet_20_link" text:visited-style-name="Visited_20_Internet_20_Link">energia nuclear</text:a><text:span text:style-name="T7"> – também chamada de energia atômica –, a produção de eletricidade ocorre por intermédio do aquecimento da água, que se transforma em vapor e ativa os geradores. Nas usinas nucleares, o calor é gerado em reatores a partir da </text:span><text:span text:style-name="Strong_20_Emphasis"><text:span text:style-name="T7">fissão nuclear</text:span></text:span><text:span text:style-name="T7"> do urânio-235, um material altamente radioativo.</text:span></text:p>
      <text:p text:style-name="P9">Embora as usinas nucleares sejam menos poluentes do que outras estações semelhantes, como as termoelétricas, são alvo de muitas polêmicas, pois o vazamento do lixo nuclear produzido e a ocorrência de acidentes podem gerar graves impactos e muitas mortes. No entanto, com a emergência da questão sobre o aquecimento global, seu uso vem sendo reconsiderado por muitos países.</text:p>
      <text:p text:style-name="P9">Cada tipo de energia apresenta suas vantagens e desvantagens. No momento, não há nenhuma fonte que se apresente absolutamente mais viável que as demais. Algumas são baratas e abundantes, mas geram graves impactos ambientais; outras são limpas e sustentáveis, mas inviáveis financeiramente. O mais aconselhável é que exista, nos diferentes territórios, uma diversidade nas matrizes energéticas para que se atenuem os problemas. No entanto, isso não acontece no Brasil e em boa parte dos demais países.</text:p>
      <text:p text:style-name="P10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0:58:08.798334544</meta:creation-date>
    <dc:date>2020-11-30T11:04:47.509021779</dc:date>
    <meta:editing-duration>PT6M39S</meta:editing-duration>
    <meta:editing-cycles>1</meta:editing-cycles>
    <meta:document-statistic meta:table-count="0" meta:image-count="0" meta:object-count="0" meta:page-count="3" meta:paragraph-count="31" meta:word-count="1164" meta:character-count="7576" meta:non-whitespace-character-count="6437"/>
    <meta:generator>LibreOffice/6.4.6.2$Linux_X86_64 LibreOffice_project/40$Build-2</meta:generator>
  </office:meta>
</office:document-meta>
</file>